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105%" fo:text-align="justify"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111in" loext:contextual-spacing="false" fo:line-height="105%"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top="0in" fo:margin-bottom="0.111in" loext:contextual-spacing="false"/>
    </style:style>
    <style:style style:name="P4" style:family="paragraph" style:parent-style-name="Heading_20_1">
      <style:paragraph-properties fo:margin-top="0.222in" fo:margin-bottom="0.028in" loext:contextual-spacing="false"/>
    </style:style>
    <style:style style:name="P5" style:family="paragraph" style:parent-style-name="Heading_20_2">
      <style:paragraph-properties fo:margin-top="0.0835in" fo:margin-bottom="0in" loext:contextual-spacing="false"/>
    </style:style>
    <style:style style:name="P6" style:family="paragraph" style:parent-style-name="Title" style:master-page-name="Standard">
      <style:paragraph-properties fo:margin-top="0in" fo:margin-bottom="0in" loext:contextual-spacing="false" style:page-number="1"/>
    </style:style>
    <style:style style:name="T1" style:family="text">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am Report</text:p>
      <text:p text:style-name="P4">Team Retrospective</text:p>
      <text:p text:style-name="P1">Team members were always communicating as much as possible, and each person did their role to the best of their ability. There was not a single person on the team who was not fully committed to finishing the implementation. If someone did not understand something, they spoke up, which extremely helped all us get on the same page. Even though communication was always happening, and ideas were being brought up and discussed, miscommunication did indeed occur. This resulted in the functions and classes we wanted to implement to get a bit too complex. The syntax that was created by our lead implementer allowed us to do very complex things, however it itself was a bit too complicated to be understood by the other members. This lead us to heavily down-scale the project to something more doable within the time limit set by the deadline. In the next phase we will all try to approach it in a way that each member understands the task, and we are able to complete it in a timely fashion.</text:p>
      <text:p text:style-name="P4">Team Member Contributions</text:p>
      <text:p text:style-name="P2"><text:bookmark text:name="_gjdgxs"/></text:p>
      <text:p text:style-name="P5">&lt;Bhupender Gill&gt;</text:p>
      <text:p text:style-name="P3">I was pretty much in charge of talking to each member and scheduling meet ups. We had very ambitious plans at first, and after Julius created our initial syntax for us to use, I was in charge of one of the Text.h class, which would deal with if the passed along string was plain text, a command line, or a menu. Then from there take the appropriate actions. However, with time running out, and most of us still quite confused on how the syntax works, we changed it to a system our main storyboard, Jordan Cramer was comfortable using. One of the first things I did when I realized we might be trying to do too much, was shorten the story from a 2 week period, to 1 week. That allowed us to not need to create as many events/scenarios. When we were still unsure about if we could implement Jordan’s new system, as he was still unsure of what functions would be needed, I worked with Julius to create a backup plan. Of course, in the end that was not needed, as we went with Jordan’s system instead. From there I took his system, and Julius’s Inventory class and made the Save/Load class. I also attempted to create a Parse class, and a menu class, however we kept getting “Undefined References” error. We decided to wait for Jordan Cramer the next day, since we were working with his main code. I created the story files with the syntax implementation for days 3 and 4. Created the test files for our classes, and made sure to continue updating the other members. I also fully reorganized our repository, and got rid of a lot of useless files. I created the updated UML diagram, and updated the Design Doc. Also worked with Julius to write the story files for the end game. All of us tested any new functions that were implemented as we went along. I also wrote the Team Retrospective paragraph on this Team Report. Made makefiles for the program, and testfiles.</text:p>
      <text:p text:style-name="P3"/>
      <text:p text:style-name="P3"/>
      <text:p text:style-name="P5">&lt;Julius Moore&gt;</text:p>
      <text:p text:style-name="P3">I spent hours coming up with the original story file syntax then realized that it would take at least an hour to teach everyone how to use it, and that they would have to be taught individually. At that point, we decided to dump most of what we had done. This included my code for Events and Areas. I adapted our inventory class with new code, old code from Kolody and I, and code from Cramer’s core while integrating it into the core. I added a way to check for the not condition in our syntax, however it had to be placed in Inventory to avoid breaking the core parsing code so close to the deadline while Cramer was asleep. We needed this to be able to write the story in time. This dependency in parsing will be moved out during the testing phase so that it follows SOLID again. I wrote the petition day in the story. I helped write Day 6 with Bhupinder. I helped the team with compiler problems they had. I wrote the test cases for Inventory.</text:p>
      <text:p text:style-name="P3"/>
      <text:p text:style-name="P5">&lt;Jordan Kolody&gt;</text:p>
      <text:p text:style-name="P3">Early in the project we had a system that we had talked about extensively. I was onboard with the plan and had written the save load functions and then inventory class was written by julius and I. After sometime we changed our implementation to a different format. After, the save load was adapted to work with the new system. This was also the case with the inventory. As a result of the implementation override, jobs were shifted. I ended up writing the main story for everyone to reference. From here they wrote their own days for the story. i wrote day 1 and 2, bhu wrote day 2 and 3, as well as part of day 6, and julius wrote day 5, and some of day 6. Jordan cramer had a late night working on implementation. I kind of walked people through the basics of what needed to be in the story, but other than that we allowed each other to go wild and have fun with each part of the story. This provided a fun and interactive story that made us laugh. Did the test functions for save load. And helped with some include errors. Wrote the manual for the game.</text:p>
      <text:p text:style-name="P3"/>
      <text:p text:style-name="P5">&lt;Jordan Cramer&gt;</text:p>
      <text:p text:style-name="P3">Lead Programming: Wrote the core of the game code from start to finish until a fully functional game was finished. Save functionality, Load functionality, Time Functionality, Navigation Between Areas, Text File Parsing, Inventory Functionality, Dynamic Options For Player Selection, Actions, Main Menu, In Game Menu, All Menu Options.</text:p>
      <text:p text:style-name="P3">Lead Testing: Wrote all the initial testing files. Polished off TestParse, TestOther. A separate codeblocks project was used for the cppunit unit tests.</text:p>
      <text:p text:style-name="P3">Lead Documentation: Added all doxygen comments for every single file.</text:p>
      <text:p text:style-name="P3">Lead Storyboard: My initial job was to be Lead Storyboard. Used “Twine” program to implement story, view story flow, and check for logic errors. Figured out necessary functions for game implementation to build the systems around. However, halfway through the implementation I suddenly changed jobs and everyone else became Lead Storyboard.</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5%" fo:text-align="justify"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22in" fo:margin-bottom="0.028in" loext:contextual-spacing="false" fo:line-height="105%" fo:text-align="justify" style:justify-single-word="false" fo:keep-together="always" fo:orphans="0" fo:widows="0" fo:text-indent="0in" style:auto-text-indent="false" fo:keep-with-next="always"/>
      <style:text-properties fo:font-variant="small-caps"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0835in" fo:margin-bottom="0in" loext:contextual-spacing="false" fo:line-height="105%"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0835in" fo:margin-bottom="0in" loext:contextual-spacing="false" fo:line-height="105%"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in" loext:contextual-spacing="false" fo:line-height="105%"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italic" style:text-underline-style="none" fo:font-weight="normal" style:font-name-asian="Calibri1" style:font-family-asian="Calibri" style:font-family-generic-asian="system" style:font-pitch-asian="variable" style:font-size-asian="12pt" style:font-style-asian="italic" style:font-weight-asian="normal"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0835in" fo:margin-bottom="0in" loext:contextual-spacing="false" fo:line-height="105%"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0835in" fo:margin-bottom="0in" loext:contextual-spacing="false" fo:line-height="105%"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italic" style:text-underline-style="none" fo:font-weight="bold" style:font-name-asian="Calibri1" style:font-family-asian="Calibri" style:font-family-generic-asian="system" style:font-pitch-asian="variable" style:font-size-asian="11pt" style:font-style-asian="italic" style:font-weight-asian="bold"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in" fo:margin-right="0in" fo:margin-top="0in" fo:margin-bottom="0.1665in" loext:contextual-spacing="false" fo:line-height="105%"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1047" meta:character-count="5862" meta:non-whitespace-character-count="4830"/>
    <meta:generator>LibreOfficeDev/5.1.0.3$Linux_X86_64 LibreOffice_project/</meta:generator>
  </office:meta>
</office:document-meta>
</file>